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page is part of a website deployed using Vercel and GitHub, not GoHighLevel.</text:p>
      <text:p text:style-name="Standard"/>
      <text:p text:style-name="Standard">Do NOT include any tracking scripts (Google Tag Manager, pixels, etc.) in this page.</text:p>
      <text:p text:style-name="Standard"/>
      <text:p text:style-name="Standard">Only include:</text:p>
      <text:p text:style-name="Standard">- Clean semantic HTML structure</text:p>
      <text:p text:style-name="Standard">- Responsive design</text:p>
      <text:p text:style-name="Standard">- Page-specific SEO (title and meta description)</text:p>
      <text:p text:style-name="Standard"/>
      <text:p text:style-name="Standard">Do not include GoHighLevel-specific code, wrappers, or styling.</text:p>
      <text:p text:style-name="Standard"/>
      <text:p text:style-name="Standard">All global scripts, tracking, header, and footer are handled in the main site layo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8T20:16:23.575092900</meta:creation-date>
    <dc:date>2026-03-28T20:17:08.717241500</dc:date>
    <meta:editing-duration>PT45S</meta:editing-duration>
    <meta:editing-cycles>1</meta:editing-cycles>
    <meta:document-statistic meta:table-count="0" meta:image-count="0" meta:object-count="0" meta:page-count="1" meta:paragraph-count="8" meta:word-count="67" meta:character-count="424" meta:non-whitespace-character-count="365"/>
    <meta:generator>LibreOffice/26.2.1.2$Windows_X86_64 LibreOffice_project/620$Build-2</meta:generator>
  </office:meta>
</office:document-meta>
</file>